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**********************************************************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Autor : Antonio Mesa <text:tab/>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<text:tab/>Prefijo mnemotÚcnico del módulo : IO <text:tab/><text:tab/><text:tab/><text:tab/><text:tab/><text:tab/><text:tab/><text:tab/>*/</text:p>
      <text:p text:style-name="P2">/*<text:tab/>Modelo de compilación : WINDOWS<text:tab/><text:tab/><text:tab/><text:tab/><text:tab/><text:tab/><text:tab/><text:tab/><text:tab/><text:tab/>*/</text:p>
      <text:p text:style-name="P2">/* <text:tab/>Ultima versión : v 1.0<text:tab/><text:tab/><text:tab/><text:tab/><text:tab/><text:tab/><text:tab/><text:tab/><text:tab/><text:tab/>*/</text:p>
      <text:p text:style-name="P2">/*<text:tab/>Descripción : Comunica las matrices y los resultados<text:tab/>*/</text:p>
      <text:p text:style-name="P2">/*<text:tab/><text:tab/> con pantalla, ficheros, etc.<text:tab/><text:tab/><text:tab/><text:tab/><text:tab/><text:tab/><text:tab/><text:tab/><text:tab/><text:tab/><text:tab/>*/</text:p>
      <text:p text:style-name="P2">/*<text:tab/><text:tab/><text:tab/><text:tab/><text:tab/><text:tab/><text:tab/><text:tab/><text:tab/><text:tab/><text:tab/><text:tab/><text:tab/><text:tab/><text:tab/><text:tab/><text:tab/><text:tab/>*/</text:p>
      <text:p text:style-name="P2">/************************************************************/</text:p>
      <text:p text:style-name="P3"><text:span text:style-name="T1"/></text:p>
      <text:p text:style-name="P2">#ifndef IOMATRIZ</text:p>
      <text:p text:style-name="P2">#define IOMATRIZ</text:p>
      <text:p text:style-name="P3"><text:span text:style-name="T1"/></text:p>
      <text:p text:style-name="P2">void IOrdmat(matriz *, string, unsigned int *);</text:p>
      <text:p text:style-name="P2">/* Pre : */</text:p>
      <text:p text:style-name="P2">/* Post : */</text:p>
      <text:p text:style-name="P3"><text:span text:style-name="T1"/></text:p>
      <text:p text:style-name="P2">void IOwrmat(matriz, string, unsigned int);</text:p>
      <text:p text:style-name="P2">/* Pre : */</text:p>
      <text:p text:style-name="P2">/* Post : */</text:p>
      <text:p text:style-name="P3"><text:span text:style-name="T1"/></text:p>
      <text:p text:style-name="P2">void IOputmat(matriz, string, char, unsigned int);</text:p>
      <text:p text:style-name="P2">/* Pre : */</text:p>
      <text:p text:style-name="P2">/* Post : */</text:p>
      <text:p text:style-name="P3"><text:span text:style-name="T1"/></text:p>
      <text:p text:style-name="P2">void IOmemmat(matriz *, unsigned int);</text:p>
      <text:p text:style-name="P2">/* Pre : */</text:p>
      <text:p text:style-name="P2">/* Post : */</text:p>
      <text:p text:style-name="P3"><text:span text:style-name="T1"/></text:p>
      <text:p text:style-name="P2">void IOmemmatmxn(matriz *, unsigned int, unsigned int);</text:p>
      <text:p text:style-name="P2">/* Pre : */</text:p>
      <text:p text:style-name="P2">/* Post : */</text:p>
      <text:p text:style-name="P3"><text:span text:style-name="T1"/></text:p>
      <text:p text:style-name="P2">void IOfreemat(matriz, unsigned int);</text:p>
      <text:p text:style-name="P2">/* Pre : */</text:p>
      <text:p text:style-name="P2">/* Post : */</text:p>
      <text:p text:style-name="P3"><text:span text:style-name="T1"/></text:p>
      <text:p text:style-name="P2"><text:soft-page-break/>void IOfreematmxn(matriz, unsigned int, unsigned int);</text:p>
      <text:p text:style-name="P2">/* Pre : */</text:p>
      <text:p text:style-name="P2">/* Post : */</text:p>
      <text:p text:style-name="P3"><text:span text:style-name="T1"/></text:p>
      <text:p text:style-name="P2">void IOrdvect(vector *, string, unsigned int *);</text:p>
      <text:p text:style-name="P2">/* Pre : */</text:p>
      <text:p text:style-name="P2">/* Post : */</text:p>
      <text:p text:style-name="P3"><text:span text:style-name="T1"/></text:p>
      <text:p text:style-name="P2">void IOwrvectRe(vector, string, unsigned int);</text:p>
      <text:p text:style-name="P2">/* Pre : */</text:p>
      <text:p text:style-name="P2">/* Post : */</text:p>
      <text:p text:style-name="P3"><text:span text:style-name="T1"/></text:p>
      <text:p text:style-name="P2">void IOwrvectCo(vector, vector, string, unsigned int);</text:p>
      <text:p text:style-name="P2">/* Pre : */</text:p>
      <text:p text:style-name="P2">/* Post : */</text:p>
      <text:p text:style-name="P3"><text:span text:style-name="T1"/></text:p>
      <text:p text:style-name="P2">void IOwrvect2(vector, string, unsigned int);</text:p>
      <text:p text:style-name="P2">/* Pre : */</text:p>
      <text:p text:style-name="P2">/* Post : */</text:p>
      <text:p text:style-name="P3"><text:span text:style-name="T1"/></text:p>
      <text:p text:style-name="P2">void IOputvect(vector, string, char, unsigned int);</text:p>
      <text:p text:style-name="P2">/* Pre : */</text:p>
      <text:p text:style-name="P2">/* Post : */</text:p>
      <text:p text:style-name="P3"><text:span text:style-name="T1"/></text:p>
      <text:p text:style-name="P2">void IOmemvect(vector *, unsigned int);</text:p>
      <text:p text:style-name="P2">/* Pre : */</text:p>
      <text:p text:style-name="P2">/* Post : */</text:p>
      <text:p text:style-name="P3"><text:span text:style-name="T1"/></text:p>
      <text:p text:style-name="P2">void IOfreevect(vector, unsigned int);</text:p>
      <text:p text:style-name="P2">/* Pre : */</text:p>
      <text:p text:style-name="P2">/* Post : */</text:p>
      <text:p text:style-name="P3"><text:span text:style-name="T1"/></text:p>
      <text:p text:style-name="P2">void IOwrpar(matriz, vector, string, string, unsigned int);</text:p>
      <text:p text:style-name="P2">/* Pre : */</text:p>
      <text:p text:style-name="P2">/* Post : */</text:p>
      <text:p text:style-name="P3"><text:span text:style-name="T1"/></text:p>
      <text:p text:style-name="P2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" svg:font-family="Couri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MacOSX_X86_64 LibreOffice_project/48a6bac9e7e268aeb4c3483fcf825c94556d9f92</meta:generator>
    <meta:document-statistic meta:table-count="0" meta:image-count="0" meta:object-count="0" meta:page-count="2" meta:paragraph-count="59" meta:word-count="262" meta:character-count="1553" meta:non-whitespace-character-count="1248"/>
  </office:meta>
</office:document-meta>
</file>